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/64*360" office:value-type="float" office:value="5.625" calcext:value-type="float">
            <text:p>5.625</text:p>
          </table:table-cell>
          <table:table-cell table:formula="of:=SIN(RADIANS([.B1]))" office:value-type="float" office:value="0.0980171403295606" calcext:value-type="float">
            <text:p>0.0980171403</text:p>
          </table:table-cell>
          <table:table-cell table:formula="of:=[.C1]+1" office:value-type="float" office:value="1.09801714032956" calcext:value-type="float">
            <text:p>1.0980171403</text:p>
          </table:table-cell>
          <table:table-cell table:formula="of:=[.D1]/2" office:value-type="float" office:value="0.54900857016478" calcext:value-type="float">
            <text:p>0.5490085702</text:p>
          </table:table-cell>
          <table:table-cell table:formula="of:=[.E1]*4096" office:value-type="float" office:value="2248.73910339494" calcext:value-type="float">
            <text:p>2248.7391033949</text:p>
          </table:table-cell>
          <table:table-cell table:formula="of:=FLOOR([.F1];1) &amp; &quot;u,&quot;" office:value-type="string" office:string-value="2248u," calcext:value-type="string">
            <text:p>2248u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]/64*360" office:value-type="float" office:value="11.25" calcext:value-type="float">
            <text:p>11.25</text:p>
          </table:table-cell>
          <table:table-cell table:formula="of:=SIN(RADIANS([.B2]))" office:value-type="float" office:value="0.195090322016128" calcext:value-type="float">
            <text:p>0.195090322</text:p>
          </table:table-cell>
          <table:table-cell table:formula="of:=[.C2]+1" office:value-type="float" office:value="1.19509032201613" calcext:value-type="float">
            <text:p>1.195090322</text:p>
          </table:table-cell>
          <table:table-cell table:formula="of:=[.D2]/2" office:value-type="float" office:value="0.597545161008064" calcext:value-type="float">
            <text:p>0.597545161</text:p>
          </table:table-cell>
          <table:table-cell table:formula="of:=[.E2]*4096" office:value-type="float" office:value="2447.54497948903" calcext:value-type="float">
            <text:p>2447.544979489</text:p>
          </table:table-cell>
          <table:table-cell table:formula="of:=FLOOR([.F2];1) &amp; &quot;u,&quot;" office:value-type="string" office:string-value="2447u," calcext:value-type="string">
            <text:p>2447u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]/64*360" office:value-type="float" office:value="16.875" calcext:value-type="float">
            <text:p>16.875</text:p>
          </table:table-cell>
          <table:table-cell table:formula="of:=SIN(RADIANS([.B3]))" office:value-type="float" office:value="0.290284677254462" calcext:value-type="float">
            <text:p>0.2902846773</text:p>
          </table:table-cell>
          <table:table-cell table:formula="of:=[.C3]+1" office:value-type="float" office:value="1.29028467725446" calcext:value-type="float">
            <text:p>1.2902846773</text:p>
          </table:table-cell>
          <table:table-cell table:formula="of:=[.D3]/2" office:value-type="float" office:value="0.645142338627231" calcext:value-type="float">
            <text:p>0.6451423386</text:p>
          </table:table-cell>
          <table:table-cell table:formula="of:=[.E3]*4096" office:value-type="float" office:value="2642.50301901714" calcext:value-type="float">
            <text:p>2642.5030190171</text:p>
          </table:table-cell>
          <table:table-cell table:formula="of:=FLOOR([.F3];1) &amp; &quot;u,&quot;" office:value-type="string" office:string-value="2642u," calcext:value-type="string">
            <text:p>2642u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]/64*360" office:value-type="float" office:value="22.5" calcext:value-type="float">
            <text:p>22.5</text:p>
          </table:table-cell>
          <table:table-cell table:formula="of:=SIN(RADIANS([.B4]))" office:value-type="float" office:value="0.38268343236509" calcext:value-type="float">
            <text:p>0.3826834324</text:p>
          </table:table-cell>
          <table:table-cell table:formula="of:=[.C4]+1" office:value-type="float" office:value="1.38268343236509" calcext:value-type="float">
            <text:p>1.3826834324</text:p>
          </table:table-cell>
          <table:table-cell table:formula="of:=[.D4]/2" office:value-type="float" office:value="0.691341716182545" calcext:value-type="float">
            <text:p>0.6913417162</text:p>
          </table:table-cell>
          <table:table-cell table:formula="of:=[.E4]*4096" office:value-type="float" office:value="2831.7356694837" calcext:value-type="float">
            <text:p>2831.7356694837</text:p>
          </table:table-cell>
          <table:table-cell table:formula="of:=FLOOR([.F4];1) &amp; &quot;u,&quot;" office:value-type="string" office:string-value="2831u," calcext:value-type="string">
            <text:p>2831u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]/64*360" office:value-type="float" office:value="28.125" calcext:value-type="float">
            <text:p>28.125</text:p>
          </table:table-cell>
          <table:table-cell table:formula="of:=SIN(RADIANS([.B5]))" office:value-type="float" office:value="0.471396736825998" calcext:value-type="float">
            <text:p>0.4713967368</text:p>
          </table:table-cell>
          <table:table-cell table:formula="of:=[.C5]+1" office:value-type="float" office:value="1.471396736826" calcext:value-type="float">
            <text:p>1.4713967368</text:p>
          </table:table-cell>
          <table:table-cell table:formula="of:=[.D5]/2" office:value-type="float" office:value="0.735698368412999" calcext:value-type="float">
            <text:p>0.7356983684</text:p>
          </table:table-cell>
          <table:table-cell table:formula="of:=[.E5]*4096" office:value-type="float" office:value="3013.42051701964" calcext:value-type="float">
            <text:p>3013.4205170197</text:p>
          </table:table-cell>
          <table:table-cell table:formula="of:=FLOOR([.F5];1) &amp; &quot;u,&quot;" office:value-type="string" office:string-value="3013u," calcext:value-type="string">
            <text:p>3013u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]/64*360" office:value-type="float" office:value="33.75" calcext:value-type="float">
            <text:p>33.75</text:p>
          </table:table-cell>
          <table:table-cell table:formula="of:=SIN(RADIANS([.B6]))" office:value-type="float" office:value="0.555570233019602" calcext:value-type="float">
            <text:p>0.555570233</text:p>
          </table:table-cell>
          <table:table-cell table:formula="of:=[.C6]+1" office:value-type="float" office:value="1.5555702330196" calcext:value-type="float">
            <text:p>1.555570233</text:p>
          </table:table-cell>
          <table:table-cell table:formula="of:=[.D6]/2" office:value-type="float" office:value="0.777785116509801" calcext:value-type="float">
            <text:p>0.7777851165</text:p>
          </table:table-cell>
          <table:table-cell table:formula="of:=[.E6]*4096" office:value-type="float" office:value="3185.80783722415" calcext:value-type="float">
            <text:p>3185.8078372242</text:p>
          </table:table-cell>
          <table:table-cell table:formula="of:=FLOOR([.F6];1) &amp; &quot;u,&quot;" office:value-type="string" office:string-value="3185u," calcext:value-type="string">
            <text:p>3185u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]/64*360" office:value-type="float" office:value="39.375" calcext:value-type="float">
            <text:p>39.375</text:p>
          </table:table-cell>
          <table:table-cell table:formula="of:=SIN(RADIANS([.B7]))" office:value-type="float" office:value="0.634393284163645" calcext:value-type="float">
            <text:p>0.6343932842</text:p>
          </table:table-cell>
          <table:table-cell table:formula="of:=[.C7]+1" office:value-type="float" office:value="1.63439328416365" calcext:value-type="float">
            <text:p>1.6343932842</text:p>
          </table:table-cell>
          <table:table-cell table:formula="of:=[.D7]/2" office:value-type="float" office:value="0.817196642081823" calcext:value-type="float">
            <text:p>0.8171966421</text:p>
          </table:table-cell>
          <table:table-cell table:formula="of:=[.E7]*4096" office:value-type="float" office:value="3347.23744596715" calcext:value-type="float">
            <text:p>3347.2374459672</text:p>
          </table:table-cell>
          <table:table-cell table:formula="of:=FLOOR([.F7];1) &amp; &quot;u,&quot;" office:value-type="string" office:string-value="3347u," calcext:value-type="string">
            <text:p>3347u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8]/64*360" office:value-type="float" office:value="45" calcext:value-type="float">
            <text:p>45</text:p>
          </table:table-cell>
          <table:table-cell table:formula="of:=SIN(RADIANS([.B8]))" office:value-type="float" office:value="0.707106781186547" calcext:value-type="float">
            <text:p>0.7071067812</text:p>
          </table:table-cell>
          <table:table-cell table:formula="of:=[.C8]+1" office:value-type="float" office:value="1.70710678118655" calcext:value-type="float">
            <text:p>1.7071067812</text:p>
          </table:table-cell>
          <table:table-cell table:formula="of:=[.D8]/2" office:value-type="float" office:value="0.853553390593274" calcext:value-type="float">
            <text:p>0.8535533906</text:p>
          </table:table-cell>
          <table:table-cell table:formula="of:=[.E8]*4096" office:value-type="float" office:value="3496.15468787005" calcext:value-type="float">
            <text:p>3496.1546878701</text:p>
          </table:table-cell>
          <table:table-cell table:formula="of:=FLOOR([.F8];1) &amp; &quot;u,&quot;" office:value-type="string" office:string-value="3496u," calcext:value-type="string">
            <text:p>3496u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9]/64*360" office:value-type="float" office:value="50.625" calcext:value-type="float">
            <text:p>50.625</text:p>
          </table:table-cell>
          <table:table-cell table:formula="of:=SIN(RADIANS([.B9]))" office:value-type="float" office:value="0.773010453362737" calcext:value-type="float">
            <text:p>0.7730104534</text:p>
          </table:table-cell>
          <table:table-cell table:formula="of:=[.C9]+1" office:value-type="float" office:value="1.77301045336274" calcext:value-type="float">
            <text:p>1.7730104534</text:p>
          </table:table-cell>
          <table:table-cell table:formula="of:=[.D9]/2" office:value-type="float" office:value="0.886505226681368" calcext:value-type="float">
            <text:p>0.8865052267</text:p>
          </table:table-cell>
          <table:table-cell table:formula="of:=[.E9]*4096" office:value-type="float" office:value="3631.12540848689" calcext:value-type="float">
            <text:p>3631.1254084869</text:p>
          </table:table-cell>
          <table:table-cell table:formula="of:=FLOOR([.F9];1) &amp; &quot;u,&quot;" office:value-type="string" office:string-value="3631u," calcext:value-type="string">
            <text:p>3631u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0]/64*360" office:value-type="float" office:value="56.25" calcext:value-type="float">
            <text:p>56.25</text:p>
          </table:table-cell>
          <table:table-cell table:formula="of:=SIN(RADIANS([.B10]))" office:value-type="float" office:value="0.831469612302545" calcext:value-type="float">
            <text:p>0.8314696123</text:p>
          </table:table-cell>
          <table:table-cell table:formula="of:=[.C10]+1" office:value-type="float" office:value="1.83146961230255" calcext:value-type="float">
            <text:p>1.8314696123</text:p>
          </table:table-cell>
          <table:table-cell table:formula="of:=[.D10]/2" office:value-type="float" office:value="0.915734806151273" calcext:value-type="float">
            <text:p>0.9157348062</text:p>
          </table:table-cell>
          <table:table-cell table:formula="of:=[.E10]*4096" office:value-type="float" office:value="3750.84976599561" calcext:value-type="float">
            <text:p>3750.8497659956</text:p>
          </table:table-cell>
          <table:table-cell table:formula="of:=FLOOR([.F10];1) &amp; &quot;u,&quot;" office:value-type="string" office:string-value="3750u," calcext:value-type="string">
            <text:p>3750u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1]/64*360" office:value-type="float" office:value="61.875" calcext:value-type="float">
            <text:p>61.875</text:p>
          </table:table-cell>
          <table:table-cell table:formula="of:=SIN(RADIANS([.B11]))" office:value-type="float" office:value="0.881921264348355" calcext:value-type="float">
            <text:p>0.8819212643</text:p>
          </table:table-cell>
          <table:table-cell table:formula="of:=[.C11]+1" office:value-type="float" office:value="1.88192126434836" calcext:value-type="float">
            <text:p>1.8819212643</text:p>
          </table:table-cell>
          <table:table-cell table:formula="of:=[.D11]/2" office:value-type="float" office:value="0.940960632174178" calcext:value-type="float">
            <text:p>0.9409606322</text:p>
          </table:table-cell>
          <table:table-cell table:formula="of:=[.E11]*4096" office:value-type="float" office:value="3854.17474938543" calcext:value-type="float">
            <text:p>3854.1747493854</text:p>
          </table:table-cell>
          <table:table-cell table:formula="of:=FLOOR([.F11];1) &amp; &quot;u,&quot;" office:value-type="string" office:string-value="3854u," calcext:value-type="string">
            <text:p>3854u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2]/64*360" office:value-type="float" office:value="67.5" calcext:value-type="float">
            <text:p>67.5</text:p>
          </table:table-cell>
          <table:table-cell table:formula="of:=SIN(RADIANS([.B12]))" office:value-type="float" office:value="0.923879532511287" calcext:value-type="float">
            <text:p>0.9238795325</text:p>
          </table:table-cell>
          <table:table-cell table:formula="of:=[.C12]+1" office:value-type="float" office:value="1.92387953251129" calcext:value-type="float">
            <text:p>1.9238795325</text:p>
          </table:table-cell>
          <table:table-cell table:formula="of:=[.D12]/2" office:value-type="float" office:value="0.961939766255643" calcext:value-type="float">
            <text:p>0.9619397663</text:p>
          </table:table-cell>
          <table:table-cell table:formula="of:=[.E12]*4096" office:value-type="float" office:value="3940.10528258312" calcext:value-type="float">
            <text:p>3940.1052825831</text:p>
          </table:table-cell>
          <table:table-cell table:formula="of:=FLOOR([.F12];1) &amp; &quot;u,&quot;" office:value-type="string" office:string-value="3940u," calcext:value-type="string">
            <text:p>3940u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3]/64*360" office:value-type="float" office:value="73.125" calcext:value-type="float">
            <text:p>73.125</text:p>
          </table:table-cell>
          <table:table-cell table:formula="of:=SIN(RADIANS([.B13]))" office:value-type="float" office:value="0.956940335732209" calcext:value-type="float">
            <text:p>0.9569403357</text:p>
          </table:table-cell>
          <table:table-cell table:formula="of:=[.C13]+1" office:value-type="float" office:value="1.95694033573221" calcext:value-type="float">
            <text:p>1.9569403357</text:p>
          </table:table-cell>
          <table:table-cell table:formula="of:=[.D13]/2" office:value-type="float" office:value="0.978470167866104" calcext:value-type="float">
            <text:p>0.9784701679</text:p>
          </table:table-cell>
          <table:table-cell table:formula="of:=[.E13]*4096" office:value-type="float" office:value="4007.81380757956" calcext:value-type="float">
            <text:p>4007.8138075796</text:p>
          </table:table-cell>
          <table:table-cell table:formula="of:=FLOOR([.F13];1) &amp; &quot;u,&quot;" office:value-type="string" office:string-value="4007u," calcext:value-type="string">
            <text:p>4007u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4]/64*360" office:value-type="float" office:value="78.75" calcext:value-type="float">
            <text:p>78.75</text:p>
          </table:table-cell>
          <table:table-cell table:formula="of:=SIN(RADIANS([.B14]))" office:value-type="float" office:value="0.98078528040323" calcext:value-type="float">
            <text:p>0.9807852804</text:p>
          </table:table-cell>
          <table:table-cell table:formula="of:=[.C14]+1" office:value-type="float" office:value="1.98078528040323" calcext:value-type="float">
            <text:p>1.9807852804</text:p>
          </table:table-cell>
          <table:table-cell table:formula="of:=[.D14]/2" office:value-type="float" office:value="0.990392640201615" calcext:value-type="float">
            <text:p>0.9903926402</text:p>
          </table:table-cell>
          <table:table-cell table:formula="of:=[.E14]*4096" office:value-type="float" office:value="4056.64825426582" calcext:value-type="float">
            <text:p>4056.6482542658</text:p>
          </table:table-cell>
          <table:table-cell table:formula="of:=FLOOR([.F14];1) &amp; &quot;u,&quot;" office:value-type="string" office:string-value="4056u," calcext:value-type="string">
            <text:p>4056u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5]/64*360" office:value-type="float" office:value="84.375" calcext:value-type="float">
            <text:p>84.375</text:p>
          </table:table-cell>
          <table:table-cell table:formula="of:=SIN(RADIANS([.B15]))" office:value-type="float" office:value="0.995184726672197" calcext:value-type="float">
            <text:p>0.9951847267</text:p>
          </table:table-cell>
          <table:table-cell table:formula="of:=[.C15]+1" office:value-type="float" office:value="1.9951847266722" calcext:value-type="float">
            <text:p>1.9951847267</text:p>
          </table:table-cell>
          <table:table-cell table:formula="of:=[.D15]/2" office:value-type="float" office:value="0.997592363336099" calcext:value-type="float">
            <text:p>0.9975923633</text:p>
          </table:table-cell>
          <table:table-cell table:formula="of:=[.E15]*4096" office:value-type="float" office:value="4086.13832022466" calcext:value-type="float">
            <text:p>4086.1383202247</text:p>
          </table:table-cell>
          <table:table-cell table:formula="of:=FLOOR([.F15];1) &amp; &quot;u,&quot;" office:value-type="string" office:string-value="4086u," calcext:value-type="string">
            <text:p>4086u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6]/64*360" office:value-type="float" office:value="90" calcext:value-type="float">
            <text:p>90</text:p>
          </table:table-cell>
          <table:table-cell table:formula="of:=SIN(RADIANS([.B16]))" office:value-type="float" office:value="1" calcext:value-type="float">
            <text:p>1</text:p>
          </table:table-cell>
          <table:table-cell table:formula="of:=[.C16]+1" office:value-type="float" office:value="2" calcext:value-type="float">
            <text:p>2</text:p>
          </table:table-cell>
          <table:table-cell table:formula="of:=[.D16]/2" office:value-type="float" office:value="1" calcext:value-type="float">
            <text:p>1</text:p>
          </table:table-cell>
          <table:table-cell table:formula="of:=[.E16]*4096" office:value-type="float" office:value="4096" calcext:value-type="float">
            <text:p>4096</text:p>
          </table:table-cell>
          <table:table-cell table:formula="of:=FLOOR([.F16];1) &amp; &quot;u,&quot;" office:value-type="string" office:string-value="4096u," calcext:value-type="string">
            <text:p>4096u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7]/64*360" office:value-type="float" office:value="95.625" calcext:value-type="float">
            <text:p>95.625</text:p>
          </table:table-cell>
          <table:table-cell table:formula="of:=SIN(RADIANS([.B17]))" office:value-type="float" office:value="0.995184726672197" calcext:value-type="float">
            <text:p>0.9951847267</text:p>
          </table:table-cell>
          <table:table-cell table:formula="of:=[.C17]+1" office:value-type="float" office:value="1.9951847266722" calcext:value-type="float">
            <text:p>1.9951847267</text:p>
          </table:table-cell>
          <table:table-cell table:formula="of:=[.D17]/2" office:value-type="float" office:value="0.997592363336099" calcext:value-type="float">
            <text:p>0.9975923633</text:p>
          </table:table-cell>
          <table:table-cell table:formula="of:=[.E17]*4096" office:value-type="float" office:value="4086.13832022466" calcext:value-type="float">
            <text:p>4086.1383202247</text:p>
          </table:table-cell>
          <table:table-cell table:formula="of:=FLOOR([.F17];1) &amp; &quot;u,&quot;" office:value-type="string" office:string-value="4086u," calcext:value-type="string">
            <text:p>4086u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8]/64*360" office:value-type="float" office:value="101.25" calcext:value-type="float">
            <text:p>101.25</text:p>
          </table:table-cell>
          <table:table-cell table:formula="of:=SIN(RADIANS([.B18]))" office:value-type="float" office:value="0.98078528040323" calcext:value-type="float">
            <text:p>0.9807852804</text:p>
          </table:table-cell>
          <table:table-cell table:formula="of:=[.C18]+1" office:value-type="float" office:value="1.98078528040323" calcext:value-type="float">
            <text:p>1.9807852804</text:p>
          </table:table-cell>
          <table:table-cell table:formula="of:=[.D18]/2" office:value-type="float" office:value="0.990392640201615" calcext:value-type="float">
            <text:p>0.9903926402</text:p>
          </table:table-cell>
          <table:table-cell table:formula="of:=[.E18]*4096" office:value-type="float" office:value="4056.64825426582" calcext:value-type="float">
            <text:p>4056.6482542658</text:p>
          </table:table-cell>
          <table:table-cell table:formula="of:=FLOOR([.F18];1) &amp; &quot;u,&quot;" office:value-type="string" office:string-value="4056u," calcext:value-type="string">
            <text:p>4056u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9]/64*360" office:value-type="float" office:value="106.875" calcext:value-type="float">
            <text:p>106.875</text:p>
          </table:table-cell>
          <table:table-cell table:formula="of:=SIN(RADIANS([.B19]))" office:value-type="float" office:value="0.956940335732209" calcext:value-type="float">
            <text:p>0.9569403357</text:p>
          </table:table-cell>
          <table:table-cell table:formula="of:=[.C19]+1" office:value-type="float" office:value="1.95694033573221" calcext:value-type="float">
            <text:p>1.9569403357</text:p>
          </table:table-cell>
          <table:table-cell table:formula="of:=[.D19]/2" office:value-type="float" office:value="0.978470167866104" calcext:value-type="float">
            <text:p>0.9784701679</text:p>
          </table:table-cell>
          <table:table-cell table:formula="of:=[.E19]*4096" office:value-type="float" office:value="4007.81380757956" calcext:value-type="float">
            <text:p>4007.8138075796</text:p>
          </table:table-cell>
          <table:table-cell table:formula="of:=FLOOR([.F19];1) &amp; &quot;u,&quot;" office:value-type="string" office:string-value="4007u," calcext:value-type="string">
            <text:p>4007u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0]/64*360" office:value-type="float" office:value="112.5" calcext:value-type="float">
            <text:p>112.5</text:p>
          </table:table-cell>
          <table:table-cell table:formula="of:=SIN(RADIANS([.B20]))" office:value-type="float" office:value="0.923879532511287" calcext:value-type="float">
            <text:p>0.9238795325</text:p>
          </table:table-cell>
          <table:table-cell table:formula="of:=[.C20]+1" office:value-type="float" office:value="1.92387953251129" calcext:value-type="float">
            <text:p>1.9238795325</text:p>
          </table:table-cell>
          <table:table-cell table:formula="of:=[.D20]/2" office:value-type="float" office:value="0.961939766255643" calcext:value-type="float">
            <text:p>0.9619397663</text:p>
          </table:table-cell>
          <table:table-cell table:formula="of:=[.E20]*4096" office:value-type="float" office:value="3940.10528258312" calcext:value-type="float">
            <text:p>3940.1052825831</text:p>
          </table:table-cell>
          <table:table-cell table:formula="of:=FLOOR([.F20];1) &amp; &quot;u,&quot;" office:value-type="string" office:string-value="3940u," calcext:value-type="string">
            <text:p>3940u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1]/64*360" office:value-type="float" office:value="118.125" calcext:value-type="float">
            <text:p>118.125</text:p>
          </table:table-cell>
          <table:table-cell table:formula="of:=SIN(RADIANS([.B21]))" office:value-type="float" office:value="0.881921264348355" calcext:value-type="float">
            <text:p>0.8819212643</text:p>
          </table:table-cell>
          <table:table-cell table:formula="of:=[.C21]+1" office:value-type="float" office:value="1.88192126434836" calcext:value-type="float">
            <text:p>1.8819212643</text:p>
          </table:table-cell>
          <table:table-cell table:formula="of:=[.D21]/2" office:value-type="float" office:value="0.940960632174178" calcext:value-type="float">
            <text:p>0.9409606322</text:p>
          </table:table-cell>
          <table:table-cell table:formula="of:=[.E21]*4096" office:value-type="float" office:value="3854.17474938543" calcext:value-type="float">
            <text:p>3854.1747493854</text:p>
          </table:table-cell>
          <table:table-cell table:formula="of:=FLOOR([.F21];1) &amp; &quot;u,&quot;" office:value-type="string" office:string-value="3854u," calcext:value-type="string">
            <text:p>3854u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2]/64*360" office:value-type="float" office:value="123.75" calcext:value-type="float">
            <text:p>123.75</text:p>
          </table:table-cell>
          <table:table-cell table:formula="of:=SIN(RADIANS([.B22]))" office:value-type="float" office:value="0.831469612302545" calcext:value-type="float">
            <text:p>0.8314696123</text:p>
          </table:table-cell>
          <table:table-cell table:formula="of:=[.C22]+1" office:value-type="float" office:value="1.83146961230255" calcext:value-type="float">
            <text:p>1.8314696123</text:p>
          </table:table-cell>
          <table:table-cell table:formula="of:=[.D22]/2" office:value-type="float" office:value="0.915734806151272" calcext:value-type="float">
            <text:p>0.9157348062</text:p>
          </table:table-cell>
          <table:table-cell table:formula="of:=[.E22]*4096" office:value-type="float" office:value="3750.84976599561" calcext:value-type="float">
            <text:p>3750.8497659956</text:p>
          </table:table-cell>
          <table:table-cell table:formula="of:=FLOOR([.F22];1) &amp; &quot;u,&quot;" office:value-type="string" office:string-value="3750u," calcext:value-type="string">
            <text:p>3750u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3]/64*360" office:value-type="float" office:value="129.375" calcext:value-type="float">
            <text:p>129.375</text:p>
          </table:table-cell>
          <table:table-cell table:formula="of:=SIN(RADIANS([.B23]))" office:value-type="float" office:value="0.773010453362737" calcext:value-type="float">
            <text:p>0.7730104534</text:p>
          </table:table-cell>
          <table:table-cell table:formula="of:=[.C23]+1" office:value-type="float" office:value="1.77301045336274" calcext:value-type="float">
            <text:p>1.7730104534</text:p>
          </table:table-cell>
          <table:table-cell table:formula="of:=[.D23]/2" office:value-type="float" office:value="0.886505226681368" calcext:value-type="float">
            <text:p>0.8865052267</text:p>
          </table:table-cell>
          <table:table-cell table:formula="of:=[.E23]*4096" office:value-type="float" office:value="3631.12540848689" calcext:value-type="float">
            <text:p>3631.1254084869</text:p>
          </table:table-cell>
          <table:table-cell table:formula="of:=FLOOR([.F23];1) &amp; &quot;u,&quot;" office:value-type="string" office:string-value="3631u," calcext:value-type="string">
            <text:p>3631u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4]/64*360" office:value-type="float" office:value="135" calcext:value-type="float">
            <text:p>135</text:p>
          </table:table-cell>
          <table:table-cell table:formula="of:=SIN(RADIANS([.B24]))" office:value-type="float" office:value="0.707106781186548" calcext:value-type="float">
            <text:p>0.7071067812</text:p>
          </table:table-cell>
          <table:table-cell table:formula="of:=[.C24]+1" office:value-type="float" office:value="1.70710678118655" calcext:value-type="float">
            <text:p>1.7071067812</text:p>
          </table:table-cell>
          <table:table-cell table:formula="of:=[.D24]/2" office:value-type="float" office:value="0.853553390593274" calcext:value-type="float">
            <text:p>0.8535533906</text:p>
          </table:table-cell>
          <table:table-cell table:formula="of:=[.E24]*4096" office:value-type="float" office:value="3496.15468787005" calcext:value-type="float">
            <text:p>3496.1546878701</text:p>
          </table:table-cell>
          <table:table-cell table:formula="of:=FLOOR([.F24];1) &amp; &quot;u,&quot;" office:value-type="string" office:string-value="3496u," calcext:value-type="string">
            <text:p>3496u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]/64*360" office:value-type="float" office:value="140.625" calcext:value-type="float">
            <text:p>140.625</text:p>
          </table:table-cell>
          <table:table-cell table:formula="of:=SIN(RADIANS([.B25]))" office:value-type="float" office:value="0.634393284163645" calcext:value-type="float">
            <text:p>0.6343932842</text:p>
          </table:table-cell>
          <table:table-cell table:formula="of:=[.C25]+1" office:value-type="float" office:value="1.63439328416365" calcext:value-type="float">
            <text:p>1.6343932842</text:p>
          </table:table-cell>
          <table:table-cell table:formula="of:=[.D25]/2" office:value-type="float" office:value="0.817196642081823" calcext:value-type="float">
            <text:p>0.8171966421</text:p>
          </table:table-cell>
          <table:table-cell table:formula="of:=[.E25]*4096" office:value-type="float" office:value="3347.23744596715" calcext:value-type="float">
            <text:p>3347.2374459672</text:p>
          </table:table-cell>
          <table:table-cell table:formula="of:=FLOOR([.F25];1) &amp; &quot;u,&quot;" office:value-type="string" office:string-value="3347u," calcext:value-type="string">
            <text:p>3347u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6]/64*360" office:value-type="float" office:value="146.25" calcext:value-type="float">
            <text:p>146.25</text:p>
          </table:table-cell>
          <table:table-cell table:formula="of:=SIN(RADIANS([.B26]))" office:value-type="float" office:value="0.555570233019602" calcext:value-type="float">
            <text:p>0.555570233</text:p>
          </table:table-cell>
          <table:table-cell table:formula="of:=[.C26]+1" office:value-type="float" office:value="1.5555702330196" calcext:value-type="float">
            <text:p>1.555570233</text:p>
          </table:table-cell>
          <table:table-cell table:formula="of:=[.D26]/2" office:value-type="float" office:value="0.777785116509801" calcext:value-type="float">
            <text:p>0.7777851165</text:p>
          </table:table-cell>
          <table:table-cell table:formula="of:=[.E26]*4096" office:value-type="float" office:value="3185.80783722415" calcext:value-type="float">
            <text:p>3185.8078372242</text:p>
          </table:table-cell>
          <table:table-cell table:formula="of:=FLOOR([.F26];1) &amp; &quot;u,&quot;" office:value-type="string" office:string-value="3185u," calcext:value-type="string">
            <text:p>3185u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7]/64*360" office:value-type="float" office:value="151.875" calcext:value-type="float">
            <text:p>151.875</text:p>
          </table:table-cell>
          <table:table-cell table:formula="of:=SIN(RADIANS([.B27]))" office:value-type="float" office:value="0.471396736825998" calcext:value-type="float">
            <text:p>0.4713967368</text:p>
          </table:table-cell>
          <table:table-cell table:formula="of:=[.C27]+1" office:value-type="float" office:value="1.471396736826" calcext:value-type="float">
            <text:p>1.4713967368</text:p>
          </table:table-cell>
          <table:table-cell table:formula="of:=[.D27]/2" office:value-type="float" office:value="0.735698368412999" calcext:value-type="float">
            <text:p>0.7356983684</text:p>
          </table:table-cell>
          <table:table-cell table:formula="of:=[.E27]*4096" office:value-type="float" office:value="3013.42051701964" calcext:value-type="float">
            <text:p>3013.4205170197</text:p>
          </table:table-cell>
          <table:table-cell table:formula="of:=FLOOR([.F27];1) &amp; &quot;u,&quot;" office:value-type="string" office:string-value="3013u," calcext:value-type="string">
            <text:p>3013u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8]/64*360" office:value-type="float" office:value="157.5" calcext:value-type="float">
            <text:p>157.5</text:p>
          </table:table-cell>
          <table:table-cell table:formula="of:=SIN(RADIANS([.B28]))" office:value-type="float" office:value="0.38268343236509" calcext:value-type="float">
            <text:p>0.3826834324</text:p>
          </table:table-cell>
          <table:table-cell table:formula="of:=[.C28]+1" office:value-type="float" office:value="1.38268343236509" calcext:value-type="float">
            <text:p>1.3826834324</text:p>
          </table:table-cell>
          <table:table-cell table:formula="of:=[.D28]/2" office:value-type="float" office:value="0.691341716182545" calcext:value-type="float">
            <text:p>0.6913417162</text:p>
          </table:table-cell>
          <table:table-cell table:formula="of:=[.E28]*4096" office:value-type="float" office:value="2831.7356694837" calcext:value-type="float">
            <text:p>2831.7356694837</text:p>
          </table:table-cell>
          <table:table-cell table:formula="of:=FLOOR([.F28];1) &amp; &quot;u,&quot;" office:value-type="string" office:string-value="2831u," calcext:value-type="string">
            <text:p>2831u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9]/64*360" office:value-type="float" office:value="163.125" calcext:value-type="float">
            <text:p>163.125</text:p>
          </table:table-cell>
          <table:table-cell table:formula="of:=SIN(RADIANS([.B29]))" office:value-type="float" office:value="0.290284677254462" calcext:value-type="float">
            <text:p>0.2902846773</text:p>
          </table:table-cell>
          <table:table-cell table:formula="of:=[.C29]+1" office:value-type="float" office:value="1.29028467725446" calcext:value-type="float">
            <text:p>1.2902846773</text:p>
          </table:table-cell>
          <table:table-cell table:formula="of:=[.D29]/2" office:value-type="float" office:value="0.645142338627231" calcext:value-type="float">
            <text:p>0.6451423386</text:p>
          </table:table-cell>
          <table:table-cell table:formula="of:=[.E29]*4096" office:value-type="float" office:value="2642.50301901714" calcext:value-type="float">
            <text:p>2642.5030190171</text:p>
          </table:table-cell>
          <table:table-cell table:formula="of:=FLOOR([.F29];1) &amp; &quot;u,&quot;" office:value-type="string" office:string-value="2642u," calcext:value-type="string">
            <text:p>2642u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0]/64*360" office:value-type="float" office:value="168.75" calcext:value-type="float">
            <text:p>168.75</text:p>
          </table:table-cell>
          <table:table-cell table:formula="of:=SIN(RADIANS([.B30]))" office:value-type="float" office:value="0.195090322016128" calcext:value-type="float">
            <text:p>0.195090322</text:p>
          </table:table-cell>
          <table:table-cell table:formula="of:=[.C30]+1" office:value-type="float" office:value="1.19509032201613" calcext:value-type="float">
            <text:p>1.195090322</text:p>
          </table:table-cell>
          <table:table-cell table:formula="of:=[.D30]/2" office:value-type="float" office:value="0.597545161008064" calcext:value-type="float">
            <text:p>0.597545161</text:p>
          </table:table-cell>
          <table:table-cell table:formula="of:=[.E30]*4096" office:value-type="float" office:value="2447.54497948903" calcext:value-type="float">
            <text:p>2447.544979489</text:p>
          </table:table-cell>
          <table:table-cell table:formula="of:=FLOOR([.F30];1) &amp; &quot;u,&quot;" office:value-type="string" office:string-value="2447u," calcext:value-type="string">
            <text:p>2447u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1]/64*360" office:value-type="float" office:value="174.375" calcext:value-type="float">
            <text:p>174.375</text:p>
          </table:table-cell>
          <table:table-cell table:formula="of:=SIN(RADIANS([.B31]))" office:value-type="float" office:value="0.0980171403295608" calcext:value-type="float">
            <text:p>0.0980171403</text:p>
          </table:table-cell>
          <table:table-cell table:formula="of:=[.C31]+1" office:value-type="float" office:value="1.09801714032956" calcext:value-type="float">
            <text:p>1.0980171403</text:p>
          </table:table-cell>
          <table:table-cell table:formula="of:=[.D31]/2" office:value-type="float" office:value="0.54900857016478" calcext:value-type="float">
            <text:p>0.5490085702</text:p>
          </table:table-cell>
          <table:table-cell table:formula="of:=[.E31]*4096" office:value-type="float" office:value="2248.73910339494" calcext:value-type="float">
            <text:p>2248.7391033949</text:p>
          </table:table-cell>
          <table:table-cell table:formula="of:=FLOOR([.F31];1) &amp; &quot;u,&quot;" office:value-type="string" office:string-value="2248u," calcext:value-type="string">
            <text:p>2248u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2]/64*360" office:value-type="float" office:value="180" calcext:value-type="float">
            <text:p>180</text:p>
          </table:table-cell>
          <table:table-cell table:formula="of:=SIN(RADIANS([.B32]))" office:value-type="float" office:value="1.22464679914735E-016" calcext:value-type="float">
            <text:p>1.22464679914735E-016</text:p>
          </table:table-cell>
          <table:table-cell table:formula="of:=[.C32]+1" office:value-type="float" office:value="1" calcext:value-type="float">
            <text:p>1</text:p>
          </table:table-cell>
          <table:table-cell table:formula="of:=[.D32]/2" office:value-type="float" office:value="0.5" calcext:value-type="float">
            <text:p>0.5</text:p>
          </table:table-cell>
          <table:table-cell table:formula="of:=[.E32]*4096" office:value-type="float" office:value="2048" calcext:value-type="float">
            <text:p>2048</text:p>
          </table:table-cell>
          <table:table-cell table:formula="of:=FLOOR([.F32];1) &amp; &quot;u,&quot;" office:value-type="string" office:string-value="2048u," calcext:value-type="string">
            <text:p>2048u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3]/64*360" office:value-type="float" office:value="185.625" calcext:value-type="float">
            <text:p>185.625</text:p>
          </table:table-cell>
          <table:table-cell table:formula="of:=SIN(RADIANS([.B33]))" office:value-type="float" office:value="-0.0980171403295606" calcext:value-type="float">
            <text:p>-0.0980171403</text:p>
          </table:table-cell>
          <table:table-cell table:formula="of:=[.C33]+1" office:value-type="float" office:value="0.90198285967044" calcext:value-type="float">
            <text:p>0.9019828597</text:p>
          </table:table-cell>
          <table:table-cell table:formula="of:=[.D33]/2" office:value-type="float" office:value="0.45099142983522" calcext:value-type="float">
            <text:p>0.4509914298</text:p>
          </table:table-cell>
          <table:table-cell table:formula="of:=[.E33]*4096" office:value-type="float" office:value="1847.26089660506" calcext:value-type="float">
            <text:p>1847.2608966051</text:p>
          </table:table-cell>
          <table:table-cell table:formula="of:=FLOOR([.F33];1) &amp; &quot;u,&quot;" office:value-type="string" office:string-value="1847u," calcext:value-type="string">
            <text:p>1847u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4]/64*360" office:value-type="float" office:value="191.25" calcext:value-type="float">
            <text:p>191.25</text:p>
          </table:table-cell>
          <table:table-cell table:formula="of:=SIN(RADIANS([.B34]))" office:value-type="float" office:value="-0.195090322016128" calcext:value-type="float">
            <text:p>-0.195090322</text:p>
          </table:table-cell>
          <table:table-cell table:formula="of:=[.C34]+1" office:value-type="float" office:value="0.804909677983872" calcext:value-type="float">
            <text:p>0.804909678</text:p>
          </table:table-cell>
          <table:table-cell table:formula="of:=[.D34]/2" office:value-type="float" office:value="0.402454838991936" calcext:value-type="float">
            <text:p>0.402454839</text:p>
          </table:table-cell>
          <table:table-cell table:formula="of:=[.E34]*4096" office:value-type="float" office:value="1648.45502051097" calcext:value-type="float">
            <text:p>1648.455020511</text:p>
          </table:table-cell>
          <table:table-cell table:formula="of:=FLOOR([.F34];1) &amp; &quot;u,&quot;" office:value-type="string" office:string-value="1648u," calcext:value-type="string">
            <text:p>1648u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5]/64*360" office:value-type="float" office:value="196.875" calcext:value-type="float">
            <text:p>196.875</text:p>
          </table:table-cell>
          <table:table-cell table:formula="of:=SIN(RADIANS([.B35]))" office:value-type="float" office:value="-0.290284677254462" calcext:value-type="float">
            <text:p>-0.2902846773</text:p>
          </table:table-cell>
          <table:table-cell table:formula="of:=[.C35]+1" office:value-type="float" office:value="0.709715322745538" calcext:value-type="float">
            <text:p>0.7097153227</text:p>
          </table:table-cell>
          <table:table-cell table:formula="of:=[.D35]/2" office:value-type="float" office:value="0.354857661372769" calcext:value-type="float">
            <text:p>0.3548576614</text:p>
          </table:table-cell>
          <table:table-cell table:formula="of:=[.E35]*4096" office:value-type="float" office:value="1453.49698098286" calcext:value-type="float">
            <text:p>1453.4969809829</text:p>
          </table:table-cell>
          <table:table-cell table:formula="of:=FLOOR([.F35];1) &amp; &quot;u,&quot;" office:value-type="string" office:string-value="1453u," calcext:value-type="string">
            <text:p>1453u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6]/64*360" office:value-type="float" office:value="202.5" calcext:value-type="float">
            <text:p>202.5</text:p>
          </table:table-cell>
          <table:table-cell table:formula="of:=SIN(RADIANS([.B36]))" office:value-type="float" office:value="-0.38268343236509" calcext:value-type="float">
            <text:p>-0.3826834324</text:p>
          </table:table-cell>
          <table:table-cell table:formula="of:=[.C36]+1" office:value-type="float" office:value="0.61731656763491" calcext:value-type="float">
            <text:p>0.6173165676</text:p>
          </table:table-cell>
          <table:table-cell table:formula="of:=[.D36]/2" office:value-type="float" office:value="0.308658283817455" calcext:value-type="float">
            <text:p>0.3086582838</text:p>
          </table:table-cell>
          <table:table-cell table:formula="of:=[.E36]*4096" office:value-type="float" office:value="1264.2643305163" calcext:value-type="float">
            <text:p>1264.2643305163</text:p>
          </table:table-cell>
          <table:table-cell table:formula="of:=FLOOR([.F36];1) &amp; &quot;u,&quot;" office:value-type="string" office:string-value="1264u," calcext:value-type="string">
            <text:p>1264u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7]/64*360" office:value-type="float" office:value="208.125" calcext:value-type="float">
            <text:p>208.125</text:p>
          </table:table-cell>
          <table:table-cell table:formula="of:=SIN(RADIANS([.B37]))" office:value-type="float" office:value="-0.471396736825998" calcext:value-type="float">
            <text:p>-0.4713967368</text:p>
          </table:table-cell>
          <table:table-cell table:formula="of:=[.C37]+1" office:value-type="float" office:value="0.528603263174002" calcext:value-type="float">
            <text:p>0.5286032632</text:p>
          </table:table-cell>
          <table:table-cell table:formula="of:=[.D37]/2" office:value-type="float" office:value="0.264301631587001" calcext:value-type="float">
            <text:p>0.2643016316</text:p>
          </table:table-cell>
          <table:table-cell table:formula="of:=[.E37]*4096" office:value-type="float" office:value="1082.57948298036" calcext:value-type="float">
            <text:p>1082.5794829804</text:p>
          </table:table-cell>
          <table:table-cell table:formula="of:=FLOOR([.F37];1) &amp; &quot;u,&quot;" office:value-type="string" office:string-value="1082u," calcext:value-type="string">
            <text:p>1082u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8]/64*360" office:value-type="float" office:value="213.75" calcext:value-type="float">
            <text:p>213.75</text:p>
          </table:table-cell>
          <table:table-cell table:formula="of:=SIN(RADIANS([.B38]))" office:value-type="float" office:value="-0.555570233019602" calcext:value-type="float">
            <text:p>-0.555570233</text:p>
          </table:table-cell>
          <table:table-cell table:formula="of:=[.C38]+1" office:value-type="float" office:value="0.444429766980398" calcext:value-type="float">
            <text:p>0.444429767</text:p>
          </table:table-cell>
          <table:table-cell table:formula="of:=[.D38]/2" office:value-type="float" office:value="0.222214883490199" calcext:value-type="float">
            <text:p>0.2222148835</text:p>
          </table:table-cell>
          <table:table-cell table:formula="of:=[.E38]*4096" office:value-type="float" office:value="910.192162775854" calcext:value-type="float">
            <text:p>910.1921627759</text:p>
          </table:table-cell>
          <table:table-cell table:formula="of:=FLOOR([.F38];1) &amp; &quot;u,&quot;" office:value-type="string" office:string-value="910u," calcext:value-type="string">
            <text:p>910u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9]/64*360" office:value-type="float" office:value="219.375" calcext:value-type="float">
            <text:p>219.375</text:p>
          </table:table-cell>
          <table:table-cell table:formula="of:=SIN(RADIANS([.B39]))" office:value-type="float" office:value="-0.634393284163645" calcext:value-type="float">
            <text:p>-0.6343932842</text:p>
          </table:table-cell>
          <table:table-cell table:formula="of:=[.C39]+1" office:value-type="float" office:value="0.365606715836355" calcext:value-type="float">
            <text:p>0.3656067158</text:p>
          </table:table-cell>
          <table:table-cell table:formula="of:=[.D39]/2" office:value-type="float" office:value="0.182803357918177" calcext:value-type="float">
            <text:p>0.1828033579</text:p>
          </table:table-cell>
          <table:table-cell table:formula="of:=[.E39]*4096" office:value-type="float" office:value="748.762554032855" calcext:value-type="float">
            <text:p>748.7625540329</text:p>
          </table:table-cell>
          <table:table-cell table:formula="of:=FLOOR([.F39];1) &amp; &quot;u,&quot;" office:value-type="string" office:string-value="748u," calcext:value-type="string">
            <text:p>748u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0]/64*360" office:value-type="float" office:value="225" calcext:value-type="float">
            <text:p>225</text:p>
          </table:table-cell>
          <table:table-cell table:formula="of:=SIN(RADIANS([.B40]))" office:value-type="float" office:value="-0.707106781186547" calcext:value-type="float">
            <text:p>-0.7071067812</text:p>
          </table:table-cell>
          <table:table-cell table:formula="of:=[.C40]+1" office:value-type="float" office:value="0.292893218813453" calcext:value-type="float">
            <text:p>0.2928932188</text:p>
          </table:table-cell>
          <table:table-cell table:formula="of:=[.D40]/2" office:value-type="float" office:value="0.146446609406726" calcext:value-type="float">
            <text:p>0.1464466094</text:p>
          </table:table-cell>
          <table:table-cell table:formula="of:=[.E40]*4096" office:value-type="float" office:value="599.845312129951" calcext:value-type="float">
            <text:p>599.84531213</text:p>
          </table:table-cell>
          <table:table-cell table:formula="of:=FLOOR([.F40];1) &amp; &quot;u,&quot;" office:value-type="string" office:string-value="599u," calcext:value-type="string">
            <text:p>599u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1]/64*360" office:value-type="float" office:value="230.625" calcext:value-type="float">
            <text:p>230.625</text:p>
          </table:table-cell>
          <table:table-cell table:formula="of:=SIN(RADIANS([.B41]))" office:value-type="float" office:value="-0.773010453362737" calcext:value-type="float">
            <text:p>-0.7730104534</text:p>
          </table:table-cell>
          <table:table-cell table:formula="of:=[.C41]+1" office:value-type="float" office:value="0.226989546637263" calcext:value-type="float">
            <text:p>0.2269895466</text:p>
          </table:table-cell>
          <table:table-cell table:formula="of:=[.D41]/2" office:value-type="float" office:value="0.113494773318632" calcext:value-type="float">
            <text:p>0.1134947733</text:p>
          </table:table-cell>
          <table:table-cell table:formula="of:=[.E41]*4096" office:value-type="float" office:value="464.874591513115" calcext:value-type="float">
            <text:p>464.8745915131</text:p>
          </table:table-cell>
          <table:table-cell table:formula="of:=FLOOR([.F41];1) &amp; &quot;u,&quot;" office:value-type="string" office:string-value="464u," calcext:value-type="string">
            <text:p>464u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2]/64*360" office:value-type="float" office:value="236.25" calcext:value-type="float">
            <text:p>236.25</text:p>
          </table:table-cell>
          <table:table-cell table:formula="of:=SIN(RADIANS([.B42]))" office:value-type="float" office:value="-0.831469612302545" calcext:value-type="float">
            <text:p>-0.8314696123</text:p>
          </table:table-cell>
          <table:table-cell table:formula="of:=[.C42]+1" office:value-type="float" office:value="0.168530387697455" calcext:value-type="float">
            <text:p>0.1685303877</text:p>
          </table:table-cell>
          <table:table-cell table:formula="of:=[.D42]/2" office:value-type="float" office:value="0.0842651938487274" calcext:value-type="float">
            <text:p>0.0842651938</text:p>
          </table:table-cell>
          <table:table-cell table:formula="of:=[.E42]*4096" office:value-type="float" office:value="345.150234004387" calcext:value-type="float">
            <text:p>345.1502340044</text:p>
          </table:table-cell>
          <table:table-cell table:formula="of:=FLOOR([.F42];1) &amp; &quot;u,&quot;" office:value-type="string" office:string-value="345u," calcext:value-type="string">
            <text:p>345u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3]/64*360" office:value-type="float" office:value="241.875" calcext:value-type="float">
            <text:p>241.875</text:p>
          </table:table-cell>
          <table:table-cell table:formula="of:=SIN(RADIANS([.B43]))" office:value-type="float" office:value="-0.881921264348355" calcext:value-type="float">
            <text:p>-0.8819212643</text:p>
          </table:table-cell>
          <table:table-cell table:formula="of:=[.C43]+1" office:value-type="float" office:value="0.118078735651645" calcext:value-type="float">
            <text:p>0.1180787357</text:p>
          </table:table-cell>
          <table:table-cell table:formula="of:=[.D43]/2" office:value-type="float" office:value="0.0590393678258225" calcext:value-type="float">
            <text:p>0.0590393678</text:p>
          </table:table-cell>
          <table:table-cell table:formula="of:=[.E43]*4096" office:value-type="float" office:value="241.825250614569" calcext:value-type="float">
            <text:p>241.8252506146</text:p>
          </table:table-cell>
          <table:table-cell table:formula="of:=FLOOR([.F43];1) &amp; &quot;u,&quot;" office:value-type="string" office:string-value="241u," calcext:value-type="string">
            <text:p>241u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4]/64*360" office:value-type="float" office:value="247.5" calcext:value-type="float">
            <text:p>247.5</text:p>
          </table:table-cell>
          <table:table-cell table:formula="of:=SIN(RADIANS([.B44]))" office:value-type="float" office:value="-0.923879532511287" calcext:value-type="float">
            <text:p>-0.9238795325</text:p>
          </table:table-cell>
          <table:table-cell table:formula="of:=[.C44]+1" office:value-type="float" office:value="0.0761204674887131" calcext:value-type="float">
            <text:p>0.0761204675</text:p>
          </table:table-cell>
          <table:table-cell table:formula="of:=[.D44]/2" office:value-type="float" office:value="0.0380602337443566" calcext:value-type="float">
            <text:p>0.0380602337</text:p>
          </table:table-cell>
          <table:table-cell table:formula="of:=[.E44]*4096" office:value-type="float" office:value="155.894717416885" calcext:value-type="float">
            <text:p>155.8947174169</text:p>
          </table:table-cell>
          <table:table-cell table:formula="of:=FLOOR([.F44];1) &amp; &quot;u,&quot;" office:value-type="string" office:string-value="155u," calcext:value-type="string">
            <text:p>155u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5]/64*360" office:value-type="float" office:value="253.125" calcext:value-type="float">
            <text:p>253.125</text:p>
          </table:table-cell>
          <table:table-cell table:formula="of:=SIN(RADIANS([.B45]))" office:value-type="float" office:value="-0.956940335732209" calcext:value-type="float">
            <text:p>-0.9569403357</text:p>
          </table:table-cell>
          <table:table-cell table:formula="of:=[.C45]+1" office:value-type="float" office:value="0.0430596642677912" calcext:value-type="float">
            <text:p>0.0430596643</text:p>
          </table:table-cell>
          <table:table-cell table:formula="of:=[.D45]/2" office:value-type="float" office:value="0.0215298321338956" calcext:value-type="float">
            <text:p>0.0215298321</text:p>
          </table:table-cell>
          <table:table-cell table:formula="of:=[.E45]*4096" office:value-type="float" office:value="88.1861924204363" calcext:value-type="float">
            <text:p>88.1861924204</text:p>
          </table:table-cell>
          <table:table-cell table:formula="of:=FLOOR([.F45];1) &amp; &quot;u,&quot;" office:value-type="string" office:string-value="88u," calcext:value-type="string">
            <text:p>88u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6]/64*360" office:value-type="float" office:value="258.75" calcext:value-type="float">
            <text:p>258.75</text:p>
          </table:table-cell>
          <table:table-cell table:formula="of:=SIN(RADIANS([.B46]))" office:value-type="float" office:value="-0.98078528040323" calcext:value-type="float">
            <text:p>-0.9807852804</text:p>
          </table:table-cell>
          <table:table-cell table:formula="of:=[.C46]+1" office:value-type="float" office:value="0.0192147195967697" calcext:value-type="float">
            <text:p>0.0192147196</text:p>
          </table:table-cell>
          <table:table-cell table:formula="of:=[.D46]/2" office:value-type="float" office:value="0.00960735979838484" calcext:value-type="float">
            <text:p>0.0096073598</text:p>
          </table:table-cell>
          <table:table-cell table:formula="of:=[.E46]*4096" office:value-type="float" office:value="39.3517457341843" calcext:value-type="float">
            <text:p>39.3517457342</text:p>
          </table:table-cell>
          <table:table-cell table:formula="of:=FLOOR([.F46];1) &amp; &quot;u,&quot;" office:value-type="string" office:string-value="39u," calcext:value-type="string">
            <text:p>39u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7]/64*360" office:value-type="float" office:value="264.375" calcext:value-type="float">
            <text:p>264.375</text:p>
          </table:table-cell>
          <table:table-cell table:formula="of:=SIN(RADIANS([.B47]))" office:value-type="float" office:value="-0.995184726672197" calcext:value-type="float">
            <text:p>-0.9951847267</text:p>
          </table:table-cell>
          <table:table-cell table:formula="of:=[.C47]+1" office:value-type="float" office:value="0.00481527332780307" calcext:value-type="float">
            <text:p>0.0048152733</text:p>
          </table:table-cell>
          <table:table-cell table:formula="of:=[.D47]/2" office:value-type="float" office:value="0.00240763666390154" calcext:value-type="float">
            <text:p>0.0024076367</text:p>
          </table:table-cell>
          <table:table-cell table:formula="of:=[.E47]*4096" office:value-type="float" office:value="9.86167977534069" calcext:value-type="float">
            <text:p>9.8616797753</text:p>
          </table:table-cell>
          <table:table-cell table:formula="of:=FLOOR([.F47];1) &amp; &quot;u,&quot;" office:value-type="string" office:string-value="9u," calcext:value-type="string">
            <text:p>9u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8]/64*360" office:value-type="float" office:value="270" calcext:value-type="float">
            <text:p>270</text:p>
          </table:table-cell>
          <table:table-cell table:formula="of:=SIN(RADIANS([.B48]))" office:value-type="float" office:value="-1" calcext:value-type="float">
            <text:p>-1</text:p>
          </table:table-cell>
          <table:table-cell table:formula="of:=[.C48]+1" office:value-type="float" office:value="0" calcext:value-type="float">
            <text:p>0</text:p>
          </table:table-cell>
          <table:table-cell table:formula="of:=[.D48]/2" office:value-type="float" office:value="0" calcext:value-type="float">
            <text:p>0</text:p>
          </table:table-cell>
          <table:table-cell table:formula="of:=[.E48]*4096" office:value-type="float" office:value="0" calcext:value-type="float">
            <text:p>0</text:p>
          </table:table-cell>
          <table:table-cell table:formula="of:=FLOOR([.F48];1) &amp; &quot;u,&quot;" office:value-type="string" office:string-value="0u," calcext:value-type="string">
            <text:p>0u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9]/64*360" office:value-type="float" office:value="275.625" calcext:value-type="float">
            <text:p>275.625</text:p>
          </table:table-cell>
          <table:table-cell table:formula="of:=SIN(RADIANS([.B49]))" office:value-type="float" office:value="-0.995184726672197" calcext:value-type="float">
            <text:p>-0.9951847267</text:p>
          </table:table-cell>
          <table:table-cell table:formula="of:=[.C49]+1" office:value-type="float" office:value="0.00481527332780307" calcext:value-type="float">
            <text:p>0.0048152733</text:p>
          </table:table-cell>
          <table:table-cell table:formula="of:=[.D49]/2" office:value-type="float" office:value="0.00240763666390154" calcext:value-type="float">
            <text:p>0.0024076367</text:p>
          </table:table-cell>
          <table:table-cell table:formula="of:=[.E49]*4096" office:value-type="float" office:value="9.86167977534069" calcext:value-type="float">
            <text:p>9.8616797753</text:p>
          </table:table-cell>
          <table:table-cell table:formula="of:=FLOOR([.F49];1) &amp; &quot;u,&quot;" office:value-type="string" office:string-value="9u," calcext:value-type="string">
            <text:p>9u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0]/64*360" office:value-type="float" office:value="281.25" calcext:value-type="float">
            <text:p>281.25</text:p>
          </table:table-cell>
          <table:table-cell table:formula="of:=SIN(RADIANS([.B50]))" office:value-type="float" office:value="-0.98078528040323" calcext:value-type="float">
            <text:p>-0.9807852804</text:p>
          </table:table-cell>
          <table:table-cell table:formula="of:=[.C50]+1" office:value-type="float" office:value="0.0192147195967696" calcext:value-type="float">
            <text:p>0.0192147196</text:p>
          </table:table-cell>
          <table:table-cell table:formula="of:=[.D50]/2" office:value-type="float" office:value="0.00960735979838479" calcext:value-type="float">
            <text:p>0.0096073598</text:p>
          </table:table-cell>
          <table:table-cell table:formula="of:=[.E50]*4096" office:value-type="float" office:value="39.3517457341841" calcext:value-type="float">
            <text:p>39.3517457342</text:p>
          </table:table-cell>
          <table:table-cell table:formula="of:=FLOOR([.F50];1) &amp; &quot;u,&quot;" office:value-type="string" office:string-value="39u," calcext:value-type="string">
            <text:p>39u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1]/64*360" office:value-type="float" office:value="286.875" calcext:value-type="float">
            <text:p>286.875</text:p>
          </table:table-cell>
          <table:table-cell table:formula="of:=SIN(RADIANS([.B51]))" office:value-type="float" office:value="-0.956940335732209" calcext:value-type="float">
            <text:p>-0.9569403357</text:p>
          </table:table-cell>
          <table:table-cell table:formula="of:=[.C51]+1" office:value-type="float" office:value="0.0430596642677911" calcext:value-type="float">
            <text:p>0.0430596643</text:p>
          </table:table-cell>
          <table:table-cell table:formula="of:=[.D51]/2" office:value-type="float" office:value="0.0215298321338955" calcext:value-type="float">
            <text:p>0.0215298321</text:p>
          </table:table-cell>
          <table:table-cell table:formula="of:=[.E51]*4096" office:value-type="float" office:value="88.1861924204361" calcext:value-type="float">
            <text:p>88.1861924204</text:p>
          </table:table-cell>
          <table:table-cell table:formula="of:=FLOOR([.F51];1) &amp; &quot;u,&quot;" office:value-type="string" office:string-value="88u," calcext:value-type="string">
            <text:p>88u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2]/64*360" office:value-type="float" office:value="292.5" calcext:value-type="float">
            <text:p>292.5</text:p>
          </table:table-cell>
          <table:table-cell table:formula="of:=SIN(RADIANS([.B52]))" office:value-type="float" office:value="-0.923879532511287" calcext:value-type="float">
            <text:p>-0.9238795325</text:p>
          </table:table-cell>
          <table:table-cell table:formula="of:=[.C52]+1" office:value-type="float" office:value="0.0761204674887134" calcext:value-type="float">
            <text:p>0.0761204675</text:p>
          </table:table-cell>
          <table:table-cell table:formula="of:=[.D52]/2" office:value-type="float" office:value="0.0380602337443567" calcext:value-type="float">
            <text:p>0.0380602337</text:p>
          </table:table-cell>
          <table:table-cell table:formula="of:=[.E52]*4096" office:value-type="float" office:value="155.894717416885" calcext:value-type="float">
            <text:p>155.8947174169</text:p>
          </table:table-cell>
          <table:table-cell table:formula="of:=FLOOR([.F52];1) &amp; &quot;u,&quot;" office:value-type="string" office:string-value="155u," calcext:value-type="string">
            <text:p>155u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3]/64*360" office:value-type="float" office:value="298.125" calcext:value-type="float">
            <text:p>298.125</text:p>
          </table:table-cell>
          <table:table-cell table:formula="of:=SIN(RADIANS([.B53]))" office:value-type="float" office:value="-0.881921264348355" calcext:value-type="float">
            <text:p>-0.8819212643</text:p>
          </table:table-cell>
          <table:table-cell table:formula="of:=[.C53]+1" office:value-type="float" office:value="0.118078735651645" calcext:value-type="float">
            <text:p>0.1180787357</text:p>
          </table:table-cell>
          <table:table-cell table:formula="of:=[.D53]/2" office:value-type="float" office:value="0.0590393678258225" calcext:value-type="float">
            <text:p>0.0590393678</text:p>
          </table:table-cell>
          <table:table-cell table:formula="of:=[.E53]*4096" office:value-type="float" office:value="241.825250614569" calcext:value-type="float">
            <text:p>241.8252506146</text:p>
          </table:table-cell>
          <table:table-cell table:formula="of:=FLOOR([.F53];1) &amp; &quot;u,&quot;" office:value-type="string" office:string-value="241u," calcext:value-type="string">
            <text:p>241u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4]/64*360" office:value-type="float" office:value="303.75" calcext:value-type="float">
            <text:p>303.75</text:p>
          </table:table-cell>
          <table:table-cell table:formula="of:=SIN(RADIANS([.B54]))" office:value-type="float" office:value="-0.831469612302545" calcext:value-type="float">
            <text:p>-0.8314696123</text:p>
          </table:table-cell>
          <table:table-cell table:formula="of:=[.C54]+1" office:value-type="float" office:value="0.168530387697455" calcext:value-type="float">
            <text:p>0.1685303877</text:p>
          </table:table-cell>
          <table:table-cell table:formula="of:=[.D54]/2" office:value-type="float" office:value="0.0842651938487273" calcext:value-type="float">
            <text:p>0.0842651938</text:p>
          </table:table-cell>
          <table:table-cell table:formula="of:=[.E54]*4096" office:value-type="float" office:value="345.150234004387" calcext:value-type="float">
            <text:p>345.1502340044</text:p>
          </table:table-cell>
          <table:table-cell table:formula="of:=FLOOR([.F54];1) &amp; &quot;u,&quot;" office:value-type="string" office:string-value="345u," calcext:value-type="string">
            <text:p>345u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5]/64*360" office:value-type="float" office:value="309.375" calcext:value-type="float">
            <text:p>309.375</text:p>
          </table:table-cell>
          <table:table-cell table:formula="of:=SIN(RADIANS([.B55]))" office:value-type="float" office:value="-0.773010453362737" calcext:value-type="float">
            <text:p>-0.7730104534</text:p>
          </table:table-cell>
          <table:table-cell table:formula="of:=[.C55]+1" office:value-type="float" office:value="0.226989546637263" calcext:value-type="float">
            <text:p>0.2269895466</text:p>
          </table:table-cell>
          <table:table-cell table:formula="of:=[.D55]/2" office:value-type="float" office:value="0.113494773318632" calcext:value-type="float">
            <text:p>0.1134947733</text:p>
          </table:table-cell>
          <table:table-cell table:formula="of:=[.E55]*4096" office:value-type="float" office:value="464.874591513115" calcext:value-type="float">
            <text:p>464.8745915131</text:p>
          </table:table-cell>
          <table:table-cell table:formula="of:=FLOOR([.F55];1) &amp; &quot;u,&quot;" office:value-type="string" office:string-value="464u," calcext:value-type="string">
            <text:p>464u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6]/64*360" office:value-type="float" office:value="315" calcext:value-type="float">
            <text:p>315</text:p>
          </table:table-cell>
          <table:table-cell table:formula="of:=SIN(RADIANS([.B56]))" office:value-type="float" office:value="-0.707106781186548" calcext:value-type="float">
            <text:p>-0.7071067812</text:p>
          </table:table-cell>
          <table:table-cell table:formula="of:=[.C56]+1" office:value-type="float" office:value="0.292893218813452" calcext:value-type="float">
            <text:p>0.2928932188</text:p>
          </table:table-cell>
          <table:table-cell table:formula="of:=[.D56]/2" office:value-type="float" office:value="0.146446609406726" calcext:value-type="float">
            <text:p>0.1464466094</text:p>
          </table:table-cell>
          <table:table-cell table:formula="of:=[.E56]*4096" office:value-type="float" office:value="599.84531212995" calcext:value-type="float">
            <text:p>599.84531213</text:p>
          </table:table-cell>
          <table:table-cell table:formula="of:=FLOOR([.F56];1) &amp; &quot;u,&quot;" office:value-type="string" office:string-value="599u," calcext:value-type="string">
            <text:p>599u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7]/64*360" office:value-type="float" office:value="320.625" calcext:value-type="float">
            <text:p>320.625</text:p>
          </table:table-cell>
          <table:table-cell table:formula="of:=SIN(RADIANS([.B57]))" office:value-type="float" office:value="-0.634393284163645" calcext:value-type="float">
            <text:p>-0.6343932842</text:p>
          </table:table-cell>
          <table:table-cell table:formula="of:=[.C57]+1" office:value-type="float" office:value="0.365606715836355" calcext:value-type="float">
            <text:p>0.3656067158</text:p>
          </table:table-cell>
          <table:table-cell table:formula="of:=[.D57]/2" office:value-type="float" office:value="0.182803357918177" calcext:value-type="float">
            <text:p>0.1828033579</text:p>
          </table:table-cell>
          <table:table-cell table:formula="of:=[.E57]*4096" office:value-type="float" office:value="748.762554032855" calcext:value-type="float">
            <text:p>748.7625540329</text:p>
          </table:table-cell>
          <table:table-cell table:formula="of:=FLOOR([.F57];1) &amp; &quot;u,&quot;" office:value-type="string" office:string-value="748u," calcext:value-type="string">
            <text:p>748u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8]/64*360" office:value-type="float" office:value="326.25" calcext:value-type="float">
            <text:p>326.25</text:p>
          </table:table-cell>
          <table:table-cell table:formula="of:=SIN(RADIANS([.B58]))" office:value-type="float" office:value="-0.555570233019602" calcext:value-type="float">
            <text:p>-0.555570233</text:p>
          </table:table-cell>
          <table:table-cell table:formula="of:=[.C58]+1" office:value-type="float" office:value="0.444429766980398" calcext:value-type="float">
            <text:p>0.444429767</text:p>
          </table:table-cell>
          <table:table-cell table:formula="of:=[.D58]/2" office:value-type="float" office:value="0.222214883490199" calcext:value-type="float">
            <text:p>0.2222148835</text:p>
          </table:table-cell>
          <table:table-cell table:formula="of:=[.E58]*4096" office:value-type="float" office:value="910.192162775855" calcext:value-type="float">
            <text:p>910.1921627759</text:p>
          </table:table-cell>
          <table:table-cell table:formula="of:=FLOOR([.F58];1) &amp; &quot;u,&quot;" office:value-type="string" office:string-value="910u," calcext:value-type="string">
            <text:p>910u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9]/64*360" office:value-type="float" office:value="331.875" calcext:value-type="float">
            <text:p>331.875</text:p>
          </table:table-cell>
          <table:table-cell table:formula="of:=SIN(RADIANS([.B59]))" office:value-type="float" office:value="-0.471396736825998" calcext:value-type="float">
            <text:p>-0.4713967368</text:p>
          </table:table-cell>
          <table:table-cell table:formula="of:=[.C59]+1" office:value-type="float" office:value="0.528603263174002" calcext:value-type="float">
            <text:p>0.5286032632</text:p>
          </table:table-cell>
          <table:table-cell table:formula="of:=[.D59]/2" office:value-type="float" office:value="0.264301631587001" calcext:value-type="float">
            <text:p>0.2643016316</text:p>
          </table:table-cell>
          <table:table-cell table:formula="of:=[.E59]*4096" office:value-type="float" office:value="1082.57948298036" calcext:value-type="float">
            <text:p>1082.5794829804</text:p>
          </table:table-cell>
          <table:table-cell table:formula="of:=FLOOR([.F59];1) &amp; &quot;u,&quot;" office:value-type="string" office:string-value="1082u," calcext:value-type="string">
            <text:p>1082u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0]/64*360" office:value-type="float" office:value="337.5" calcext:value-type="float">
            <text:p>337.5</text:p>
          </table:table-cell>
          <table:table-cell table:formula="of:=SIN(RADIANS([.B60]))" office:value-type="float" office:value="-0.38268343236509" calcext:value-type="float">
            <text:p>-0.3826834324</text:p>
          </table:table-cell>
          <table:table-cell table:formula="of:=[.C60]+1" office:value-type="float" office:value="0.61731656763491" calcext:value-type="float">
            <text:p>0.6173165676</text:p>
          </table:table-cell>
          <table:table-cell table:formula="of:=[.D60]/2" office:value-type="float" office:value="0.308658283817455" calcext:value-type="float">
            <text:p>0.3086582838</text:p>
          </table:table-cell>
          <table:table-cell table:formula="of:=[.E60]*4096" office:value-type="float" office:value="1264.2643305163" calcext:value-type="float">
            <text:p>1264.2643305163</text:p>
          </table:table-cell>
          <table:table-cell table:formula="of:=FLOOR([.F60];1) &amp; &quot;u,&quot;" office:value-type="string" office:string-value="1264u," calcext:value-type="string">
            <text:p>1264u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1]/64*360" office:value-type="float" office:value="343.125" calcext:value-type="float">
            <text:p>343.125</text:p>
          </table:table-cell>
          <table:table-cell table:formula="of:=SIN(RADIANS([.B61]))" office:value-type="float" office:value="-0.290284677254462" calcext:value-type="float">
            <text:p>-0.2902846773</text:p>
          </table:table-cell>
          <table:table-cell table:formula="of:=[.C61]+1" office:value-type="float" office:value="0.709715322745538" calcext:value-type="float">
            <text:p>0.7097153227</text:p>
          </table:table-cell>
          <table:table-cell table:formula="of:=[.D61]/2" office:value-type="float" office:value="0.354857661372769" calcext:value-type="float">
            <text:p>0.3548576614</text:p>
          </table:table-cell>
          <table:table-cell table:formula="of:=[.E61]*4096" office:value-type="float" office:value="1453.49698098286" calcext:value-type="float">
            <text:p>1453.4969809829</text:p>
          </table:table-cell>
          <table:table-cell table:formula="of:=FLOOR([.F61];1) &amp; &quot;u,&quot;" office:value-type="string" office:string-value="1453u," calcext:value-type="string">
            <text:p>1453u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2]/64*360" office:value-type="float" office:value="348.75" calcext:value-type="float">
            <text:p>348.75</text:p>
          </table:table-cell>
          <table:table-cell table:formula="of:=SIN(RADIANS([.B62]))" office:value-type="float" office:value="-0.195090322016129" calcext:value-type="float">
            <text:p>-0.195090322</text:p>
          </table:table-cell>
          <table:table-cell table:formula="of:=[.C62]+1" office:value-type="float" office:value="0.804909677983871" calcext:value-type="float">
            <text:p>0.804909678</text:p>
          </table:table-cell>
          <table:table-cell table:formula="of:=[.D62]/2" office:value-type="float" office:value="0.402454838991936" calcext:value-type="float">
            <text:p>0.402454839</text:p>
          </table:table-cell>
          <table:table-cell table:formula="of:=[.E62]*4096" office:value-type="float" office:value="1648.45502051097" calcext:value-type="float">
            <text:p>1648.455020511</text:p>
          </table:table-cell>
          <table:table-cell table:formula="of:=FLOOR([.F62];1) &amp; &quot;u,&quot;" office:value-type="string" office:string-value="1648u," calcext:value-type="string">
            <text:p>1648u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3]/64*360" office:value-type="float" office:value="354.375" calcext:value-type="float">
            <text:p>354.375</text:p>
          </table:table-cell>
          <table:table-cell table:formula="of:=SIN(RADIANS([.B63]))" office:value-type="float" office:value="-0.0980171403295605" calcext:value-type="float">
            <text:p>-0.0980171403</text:p>
          </table:table-cell>
          <table:table-cell table:formula="of:=[.C63]+1" office:value-type="float" office:value="0.90198285967044" calcext:value-type="float">
            <text:p>0.9019828597</text:p>
          </table:table-cell>
          <table:table-cell table:formula="of:=[.D63]/2" office:value-type="float" office:value="0.45099142983522" calcext:value-type="float">
            <text:p>0.4509914298</text:p>
          </table:table-cell>
          <table:table-cell table:formula="of:=[.E63]*4096" office:value-type="float" office:value="1847.26089660506" calcext:value-type="float">
            <text:p>1847.2608966051</text:p>
          </table:table-cell>
          <table:table-cell table:formula="of:=FLOOR([.F63];1) &amp; &quot;u,&quot;" office:value-type="string" office:string-value="1847u," calcext:value-type="string">
            <text:p>1847u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4]/64*360" office:value-type="float" office:value="360" calcext:value-type="float">
            <text:p>360</text:p>
          </table:table-cell>
          <table:table-cell table:formula="of:=SIN(RADIANS([.B64]))" office:value-type="float" office:value="-2.44929359829471E-016" calcext:value-type="float">
            <text:p>-2.44929359829471E-016</text:p>
          </table:table-cell>
          <table:table-cell table:formula="of:=[.C64]+1" office:value-type="float" office:value="1" calcext:value-type="float">
            <text:p>1</text:p>
          </table:table-cell>
          <table:table-cell table:formula="of:=[.D64]/2" office:value-type="float" office:value="0.5" calcext:value-type="float">
            <text:p>0.5</text:p>
          </table:table-cell>
          <table:table-cell table:formula="of:=[.E64]*4096" office:value-type="float" office:value="2048" calcext:value-type="float">
            <text:p>2048</text:p>
          </table:table-cell>
          <table:table-cell table:formula="of:=FLOOR([.F64];1) &amp; &quot;u,&quot;" office:value-type="string" office:string-value="2048u," calcext:value-type="string">
            <text:p>2048u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1T01:06:07.948557503</meta:creation-date>
    <dc:date>2015-03-21T02:48:00.664434718</dc:date>
    <meta:editing-duration>PT1H26M42S</meta:editing-duration>
    <meta:editing-cycles>1</meta:editing-cycles>
    <meta:document-statistic meta:table-count="1" meta:cell-count="448" meta:object-count="0"/>
    <meta:generator>LibreOffice/4.3.6.2$Linux_X86_64 LibreOffice_project/430m0$Build-2</meta:generator>
  </office:meta>
</office:document-meta>
</file>